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c815" officeooo:paragraph-rsid="0001c815"/>
    </style:style>
    <style:style style:name="P2" style:family="paragraph" style:parent-style-name="Standard">
      <style:paragraph-properties fo:text-align="justify" style:justify-single-word="false"/>
      <style:text-properties officeooo:rsid="0003795e" officeooo:paragraph-rsid="0003795e"/>
    </style:style>
    <style:style style:name="P3" style:family="paragraph" style:parent-style-name="Standard">
      <style:text-properties officeooo:rsid="00043158" officeooo:paragraph-rsid="00043158"/>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43158"/>
    </style:style>
    <style:style style:name="P6" style:family="paragraph" style:parent-style-name="Standard">
      <style:paragraph-properties fo:text-align="justify" style:justify-single-word="false"/>
      <style:text-properties officeooo:paragraph-rsid="000a023d"/>
    </style:style>
    <style:style style:name="P7" style:family="paragraph" style:parent-style-name="Standard">
      <style:paragraph-properties fo:text-align="justify" style:justify-single-word="false"/>
      <style:text-properties officeooo:paragraph-rsid="000b29e8"/>
    </style:style>
    <style:style style:name="P8" style:family="paragraph" style:parent-style-name="Standard">
      <style:paragraph-properties fo:text-align="justify" style:justify-single-word="false"/>
      <style:text-properties officeooo:paragraph-rsid="0012ef28"/>
    </style:style>
    <style:style style:name="P9" style:family="paragraph" style:parent-style-name="Standard">
      <style:paragraph-properties fo:text-align="justify" style:justify-single-word="false"/>
      <style:text-properties officeooo:paragraph-rsid="001531f9"/>
    </style:style>
    <style:style style:name="P10" style:family="paragraph" style:parent-style-name="Standard">
      <style:text-properties fo:font-variant="normal" fo:text-transform="none" fo:color="#222222" style:font-name="Arial" fo:font-size="12pt" fo:letter-spacing="normal" fo:font-style="normal" fo:font-weight="normal" officeooo:paragraph-rsid="00043158"/>
    </style:style>
    <style:style style:name="P11" style:family="paragraph" style:parent-style-name="Standard">
      <style:paragraph-properties fo:text-align="justify" style:justify-single-word="false"/>
      <style:text-properties fo:font-style="italic" officeooo:paragraph-rsid="000a023d" style:font-style-asian="italic" style:font-style-complex="italic"/>
    </style:style>
    <style:style style:name="P12" style:family="paragraph" style:parent-style-name="Standard">
      <style:paragraph-properties fo:text-align="justify" style:justify-single-word="false"/>
      <style:text-properties fo:font-style="italic" officeooo:paragraph-rsid="0012ef28" style:font-style-asian="italic" style:font-style-complex="italic"/>
    </style:style>
    <style:style style:name="P13" style:family="paragraph" style:parent-style-name="Standard">
      <style:paragraph-properties fo:text-align="justify" style:justify-single-word="false"/>
      <style:text-properties fo:font-style="italic" officeooo:paragraph-rsid="001531f9" style:font-style-asian="italic" style:font-style-complex="italic"/>
    </style:style>
    <style:style style:name="P14" style:family="paragraph" style:parent-style-name="Standard">
      <style:paragraph-properties fo:text-align="justify" style:justify-single-word="false"/>
      <style:text-properties fo:font-style="normal" officeooo:paragraph-rsid="000a023d" style:font-style-asian="normal" style:font-style-complex="normal"/>
    </style:style>
    <style:style style:name="P15" style:family="paragraph" style:parent-style-name="Standard">
      <style:paragraph-properties fo:text-align="justify" style:justify-single-word="false"/>
      <style:text-properties fo:font-style="normal" officeooo:rsid="0012ef28" officeooo:paragraph-rsid="0012ef28" style:font-style-asian="normal" style:font-style-complex="normal"/>
    </style:style>
    <style:style style:name="P16" style:family="paragraph" style:parent-style-name="Standard">
      <style:paragraph-properties fo:text-align="justify" style:justify-single-word="false"/>
      <style:text-properties fo:font-style="normal" officeooo:rsid="000a023d" officeooo:paragraph-rsid="000a023d" style:font-style-asian="normal" style:font-style-complex="normal"/>
    </style:style>
    <style:style style:name="P17" style:family="paragraph" style:parent-style-name="Standard">
      <style:paragraph-properties fo:text-align="justify" style:justify-single-word="false"/>
      <style:text-properties fo:font-style="italic" officeooo:rsid="0015731f" officeooo:paragraph-rsid="0015731f" style:font-style-asian="italic" style:font-style-complex="italic"/>
    </style:style>
    <style:style style:name="P18" style:family="paragraph" style:parent-style-name="Standard">
      <style:paragraph-properties fo:text-align="justify" style:justify-single-word="false"/>
      <style:text-properties officeooo:paragraph-rsid="001d5f0c"/>
    </style:style>
    <style:style style:name="P19" style:family="paragraph" style:parent-style-name="Standard">
      <style:paragraph-properties fo:text-align="justify" style:justify-single-word="false"/>
      <style:text-properties officeooo:paragraph-rsid="001e312b"/>
    </style:style>
    <style:style style:name="P20" style:family="paragraph" style:parent-style-name="Standard">
      <style:paragraph-properties fo:text-align="justify" style:justify-single-word="false"/>
      <style:text-properties officeooo:paragraph-rsid="001eca07"/>
    </style:style>
    <style:style style:name="P21" style:family="paragraph" style:parent-style-name="Standard">
      <style:paragraph-properties fo:text-align="justify" style:justify-single-word="false"/>
      <style:text-properties officeooo:rsid="001d5f0c" officeooo:paragraph-rsid="001d5f0c"/>
    </style:style>
    <style:style style:name="P22" style:family="paragraph" style:parent-style-name="Standard">
      <style:paragraph-properties fo:text-align="justify" style:justify-single-word="false"/>
      <style:text-properties officeooo:rsid="001e312b" officeooo:paragraph-rsid="001e312b"/>
    </style:style>
    <style:style style:name="P23" style:family="paragraph" style:parent-style-name="Standard">
      <style:paragraph-properties fo:text-align="start" style:justify-single-word="false"/>
      <style:text-properties officeooo:paragraph-rsid="001e312b"/>
    </style:style>
    <style:style style:name="P24" style:family="paragraph" style:parent-style-name="Standard">
      <style:paragraph-properties fo:text-align="justify" style:justify-single-word="false"/>
      <style:text-properties officeooo:rsid="001eca07" officeooo:paragraph-rsid="001eca07"/>
    </style:style>
    <style:style style:name="P25" style:family="paragraph" style:parent-style-name="Standard">
      <style:paragraph-properties fo:text-align="justify" style:justify-single-word="false"/>
      <style:text-properties officeooo:rsid="00043158" officeooo:paragraph-rsid="0022d99c"/>
    </style:style>
    <style:style style:name="T1" style:family="text">
      <style:text-properties officeooo:rsid="00043158"/>
    </style:style>
    <style:style style:name="T2" style:family="text">
      <style:text-properties officeooo:rsid="0005aac3"/>
    </style:style>
    <style:style style:name="T3" style:family="text">
      <style:text-properties officeooo:rsid="000a023d"/>
    </style:style>
    <style:style style:name="T4" style:family="text">
      <style:text-properties fo:font-style="italic" style:font-style-asian="italic" style:font-style-complex="italic"/>
    </style:style>
    <style:style style:name="T5" style:family="text">
      <style:text-properties fo:font-style="normal" officeooo:rsid="000b29e8" style:font-style-asian="normal" style:font-style-complex="normal"/>
    </style:style>
    <style:style style:name="T6" style:family="text">
      <style:text-properties fo:font-style="normal" officeooo:rsid="001531f9" style:font-style-asian="normal" style:font-style-complex="normal"/>
    </style:style>
    <style:style style:name="T7" style:family="text">
      <style:text-properties fo:font-style="normal" officeooo:rsid="0017a779" style:font-style-asian="normal" style:font-style-complex="normal"/>
    </style:style>
    <style:style style:name="T8" style:family="text">
      <style:text-properties fo:font-style="normal" officeooo:rsid="001b7167" style:font-style-asian="normal" style:font-style-complex="normal"/>
    </style:style>
    <style:style style:name="T9" style:family="text">
      <style:text-properties fo:font-style="normal" officeooo:rsid="001bc5b4" style:font-style-asian="normal" style:font-style-complex="normal"/>
    </style:style>
    <style:style style:name="T10" style:family="text">
      <style:text-properties fo:font-style="normal" officeooo:rsid="001a9a90" style:font-style-asian="normal" style:font-style-complex="normal"/>
    </style:style>
    <style:style style:name="T11" style:family="text">
      <style:text-properties fo:font-style="normal" officeooo:rsid="001d5f0c" style:font-style-asian="normal" style:font-style-complex="normal"/>
    </style:style>
    <style:style style:name="T12" style:family="text">
      <style:text-properties fo:font-style="normal" officeooo:rsid="0022d99c" style:font-style-asian="normal" style:font-style-complex="normal"/>
    </style:style>
    <style:style style:name="T13" style:family="text">
      <style:text-properties officeooo:rsid="0012ef28"/>
    </style:style>
    <style:style style:name="T14" style:family="text">
      <style:text-properties officeooo:rsid="0013a36a"/>
    </style:style>
    <style:style style:name="T15" style:family="text">
      <style:text-properties officeooo:rsid="001a9a90"/>
    </style:style>
    <style:style style:name="T16" style:family="text">
      <style:text-properties officeooo:rsid="001de157"/>
    </style:style>
    <style:style style:name="T17" style:family="text">
      <style:text-properties officeooo:rsid="001e312b"/>
    </style:style>
    <style:style style:name="T18" style:family="text">
      <style:text-properties officeooo:rsid="001eca07"/>
    </style:style>
    <style:style style:name="T19" style:family="text">
      <style:text-properties officeooo:rsid="001fdff2"/>
    </style:style>
    <style:style style:name="T20" style:family="text">
      <style:text-properties officeooo:rsid="0022d9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Dr. Konik,</text:p>
      <text:p text:style-name="P1"/>
      <text:p text:style-name="P2"><text:tab/>We <text:span text:style-name="T2">immensely</text:span> thank for the <text:span text:style-name="T1">report of each referee, whose comments certainly will contribute to improve the quality and clearness of our results. </text:span>Below we address each of the recommendations and criticims made by the referees. <text:span text:style-name="T1">The changes in the article’s text are highlighted in color red for an easy identification of them.</text:span></text:p>
      <text:p text:style-name="P2"/>
      <text:p text:style-name="P2"/>
      <text:p text:style-name="P3">Respectfully,</text:p>
      <text:p text:style-name="P3"/>
      <text:p text:style-name="P3">Pedro. H. S. Bento.</text:p>
      <text:p text:style-name="P3"/>
      <text:p text:style-name="P3">---------</text:p>
      <text:p text:style-name="P3"/>
      <text:p text:style-name="P3">RESPONSE TO REFEREE 1’<text:span text:style-name="T3">s</text:span> RECOMMENDATIONS AND CRITICIMS</text:p>
      <text:p text:style-name="P3"/>
      <text:p text:style-name="P3">Technical points:</text:p>
      <text:p text:style-name="P3"/>
      <text:p text:style-name="P5"><text:span text:style-name="T1">i) Referee 1: </text:span><text:span text:style-name="T4">“The authors mention a formal analogy of the function in Eq. (1) with $Z_B$, involving a distance $R$ from boundaries states. It seems the authors believe such analogy is a strong justification for the present type of approach for quantum complexity. If this is indeed the case, a better explanation about the meaning of these boundary states and a distance $R$ between them would be in order.”</text:span></text:p>
      <text:p text:style-name="P10"/>
      <text:p text:style-name="P4"><text:span text:style-name="T15">AUTHORS</text:span>: The reference to $R$ as a distance between the boundary states comes from the context of thermodynamics of integrable systems using Bethe ansatz. The determination of ground-state properties in that theory can be achieved using a scattering framework on a toric geometry of length L and circunference $R$. All of this is only to say that the phenomenon of dynamical quantum phase transition deserves such name because it finds theoretical foundation in the theory behind this concept and until this point of the text none relation with Krylov complexity was intended by us. In any case, we totally agree with the referee that a better explanation deserves to be included in the text to avoid misunderstanding by the readers.</text:p>
      <text:p text:style-name="P4"/>
      <text:p text:style-name="P6"><text:span text:style-name="T3">ii) Referee 1: </text:span><text:span text:style-name="T4">“No discussion about the meaning of the $c_n$’s in Eq. (6) is given. I wonder which is the correct way to choose them. For instance, in ref. [36] it only reads: “where the $c_n$ are a positive, increasing sequence of real numbers”, why is this so? The authors should elaborate on such constants and their importance.”</text:span></text:p>
      <text:p text:style-name="P11"/>
      <text:p text:style-name="P16"><text:span text:style-name="T15">AUTHORS</text:span>: Indeed, we should have explained this point better. A priori, we see that $c_n$ must be real and positive, in order to have a real and positive definite measure of complexity. Also $c_n \neq 1$, otherwise we would have the complexity given by the sum over all probabilities $p_n(t) = \vert\langle \psi_t \vert B_n \rangle\vert^2$, which yields 1 for all $t$.</text:p>
      <text:p text:style-name="P14"/>
      <text:p text:style-name="P7"><text:span text:style-name="T5">iii) Referee </text:span><text:span text:style-name="T12">1</text:span><text:span text:style-name="T5">: </text:span><text:span text:style-name="T4">“Apparently the authors use the case $c_n = n$, why?”</text:span></text:p>
      <text:p text:style-name="P7"/>
      <text:p text:style-name="P7"><text:span text:style-name="T15">AUTHORS: When choosing $c_n=n$, the complexity can be interpreted as the average position $\langle n \rangle_t$ of the wave function in the Krylov chain, see Ref.[32]. This interpretation is useful because in <text:s/>the case of the most possible complex behaviour of the wave function, namely an exponential growth implying in linear growth of the Lanczos coefficients, then at any time and large $n$ the probabilities mentioned above $p_n(t) ~ e^{-n/\xi(t)}$ with $\xi(t)$ being a “delocalization length” that increases exponentially in time for $\alpha t \gg 1$. For this maximally complex evolution, the position of the wave function in the Krylov chain (the complexity itself) grows </text:span><text:soft-page-break/><text:span text:style-name="T15">exponentially in time. Another reason for this choice is that the reference [32] proves the Krylov basis minimizes the complexity measure given by Eq.[6] when $c_n=n$. An explanation of these motives will be added in the article’s text.</text:span></text:p>
      <text:p text:style-name="P7"/>
      <text:p text:style-name="P8"><text:span text:style-name="T13">iv) </text:span>Referee <text:span text:style-name="T20">1</text:span>: <text:span text:style-name="T4">“The authors mention that IPR is akin for energy basis and Krylov basis, but only for $h_0=0$. At least one graph with other $h_0$ would in order. Also, a discussion about the coincidence or not of the IPR using the distinct basis depending on the specific $h_0$ should be discussed.”</text:span></text:p>
      <text:p text:style-name="P12"/>
      <text:p text:style-name="P15"><text:span text:style-name="T15">AUTHORS</text:span>: <text:span text:style-name="T14">The addition of one or two graphs showing the non-similarity for the energy basis and Krylov basis with respect to $h_0 \neq 0$ sounds an excellent idea. They will be added in an appendix at the end of the text.</text:span></text:p>
      <text:p text:style-name="P15"/>
      <text:p text:style-name="P9"><text:span text:style-name="T6">v) Referee </text:span><text:span text:style-name="T12">1</text:span><text:span text:style-name="T6">: </text:span><text:span text:style-name="T4">“Also regarding Fig. 3, why the peaks? Moreover, is there is a hand-wave explanation for the way they decay in amplitude with $t$?”</text:span></text:p>
      <text:p text:style-name="P13"/>
      <text:p text:style-name="P17"><text:span text:style-name="T10">AUTHORS</text:span>: <text:span text:style-name="T7">The Inverse Participation Ratio defined as in Eq.(17) measures the level of delocalization of $\ket{\psi_t}$ in a given <text:s/>basis. </text:span><text:span text:style-name="T8">Notice that $\text{IPR}(t=0) = 1$ if $\ket{\psi_0}$ is one of the states of the basis envolved, as it is the case. </text:span><text:span text:style-name="T9">One first</text:span><text:span text:style-name="T8"> importantant aspect is that for $t&gt;0$, IPR can at most stay constant and equal to 1, which corresponds to the case when $\ket{\psi_0}$ is eigenstate of $\hat{H}_f$. Therefore, a non trivial evolution always cause the IPR to decrease in time. The peaks </text:span><text:span text:style-name="T9">in its turn</text:span><text:span text:style-name="T8"> are due to partial revivals in the dynamics, that is, the state of the system periodically returns almost completely to the initial state. </text:span><text:span text:style-name="T9">It can also be seen noticing that the first term in Eq.(17) is the squared survival probability (given in Eq.(2)), thus the IPR is also controlled by the survival probability. Finally, the rate at which IPR decreases is connected to the quench: the closer the quench is from the dynamical critial point, the more states of the basis involved participates of the dynamics. </text:span><text:span text:style-name="T11">An explanation of theses facts will be added to the text.</text:span></text:p>
      <text:p text:style-name="P17"><text:span text:style-name="T9"/></text:p>
      <text:p text:style-name="P18"><text:span text:style-name="T9">v</text:span><text:span text:style-name="T11">i) Referee </text:span><text:span text:style-name="T12">1</text:span><text:span text:style-name="T11">: “</text:span>I believe the plateaus in the entropy plots for large enough $t$’s should be related to an eventual maximum number of states $N$ of the Hilbert space visited by the state during the temporal evolution. Would be possible to infer such $N$ from these plots?”</text:p>
      <text:p text:style-name="P18"/>
      <text:p text:style-name="P21">AUTHORS: We strongly believe so. In <text:span text:style-name="T19">continuity</text:span> to our response to the question (v) above, the maximally delocalized scenario of $\ket{\psi_t}$ in a given basis would be when the probabilities appearing in the definition of IPR as well as in the definition of K-entropy, is the uniform probability $p_k(t) = 1/N$. In this c<text:span text:style-name="T16">enario</text:span>, we have $IPR(t) = 1/N$ and $<text:span text:style-name="T16">\mathcal{E}(t) = log(N)$. We conjecture these behaviours of these two quantities should be seen in the long-time dynamics and it appears to be the case: when $N=200$ as in Fig.(4)-b, $\mathcal{E}(t)/j$ oscillates around the conjectured value, namely $log(200)/100 \approx 0.05$ for the quench crossing the dynamical critical point. These discussions will also be included in the text.</text:span></text:p>
      <text:p text:style-name="P21"/>
      <text:p text:style-name="P22">Conceptual points:</text:p>
      <text:p text:style-name="P22"/>
      <text:p text:style-name="P19"><text:span text:style-name="T17">i) Referee 1: “</text:span>The reference that the authors provide about the Krylov complexity are relatively new. However, amazingly the present concept is not too far away from the idea of quantum ergodicity by A. I. Shnirelman in the 1970’s and T. Sunada and E. J. Heller in the 1980’s. In particular, see Heller and Sundberg, Quantum ergodicity and intensity fluctuations, Chaotic Behavior in Quantum Systems 255-292 (1985), Kaplan and Heller, Physica D 121, 1-18 (1998) and Kaplan, Nonlinearity 12, R1-R40 (1999). I believe readers would immensely profit if the authors mention that the framework they are using has much in common with such “old” proposals.”</text:p>
      <text:p text:style-name="P19"/>
      <text:p text:style-name="P23"><text:soft-page-break/><text:span text:style-name="T17">AUTHORS: Indeed, the Krylov complexity in the Schrödinger picture provides a different way to explore ergodicity in quantum systems. We are going to include a discussion of this relation in the introduction.</text:span></text:p>
      <text:p text:style-name="P23"/>
      <text:p text:style-name="P19"><text:span text:style-name="T17">ii) Referee 1: “</text:span>In many parts of the manuscript the authors emphasize that the study of quantum complexity is important in the context of many-body systems. This is correct indeed, but it is important to make clear that even very simple systems may display exactly the same phenomenology. For instance, this is exact the case for just two particles confined in 1D as discussed, e.g., in Phys. Rev. E 64, 026201 (2001), see also Nonlinearity 13, 1987-2003 (2000) and Phys. Rev. E 94, 022150 (2016).”</text:p>
      <text:p text:style-name="P19"/>
      <text:p text:style-name="P22">AUTHORS: <text:span text:style-name="T18">We are going to</text:span> <text:span text:style-name="T18">mention this also in the introduction.</text:span></text:p>
      <text:p text:style-name="P22"/>
      <text:p text:style-name="P20"><text:span text:style-name="T18">Iii) Referee 1: “</text:span>At the end the authors conclude that DPT-I and DPT-II are similar for the LMG model, but just mention that for other systems this is an open question. I believe the authors should do their best mentioning, at least qualitatively, the pros and cons of this being true in more general situations.”</text:p>
      <text:p text:style-name="P20"/>
      <text:p text:style-name="P24">AUTHORS: <text:span text:style-name="T19">We apologize for the possible wrong interpretations concerning the conclusion of the article. We intended to say that similarly to the findings from Ref. [68], in which one of the authors verified that DPT-II produces an increase of the Wehrl entropy in the same model, the DPT-I also produces an increase of the diagonal entropy as seen by Fig. 4 of the present article. Since our article appearently is the first relating dynamical phase transition and Krylov complexity, we decided to stay pragmatic about the ability of Krylov complexity to distinguish dynamical phases in other systems. The Ref. [28], in which Krylov complexity was used as a probe to distinguish topological phases of matter, sounds like a pro for the possiblity of finding the same result as ours for other models.</text:span></text:p>
      <text:p text:style-name="P24"/>
      <text:p text:style-name="P24"/>
      <text:p text:style-name="P24">--------------- </text:p>
      <text:p text:style-name="P24"/>
      <text:p text:style-name="P25">RESPONSE TO REFEREE <text:span text:style-name="T20">2</text:span>’<text:span text:style-name="T3">s</text:span> RECOMMENDATIONS AND CRITICI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24T16:50:56.014128335</meta:creation-date>
    <dc:date>2024-02-28T03:08:26.871866373</dc:date>
    <meta:editing-duration>PT11H42M30S</meta:editing-duration>
    <meta:editing-cycles>4</meta:editing-cycles>
    <meta:generator>LibreOffice/6.0.7.3$Linux_X86_64 LibreOffice_project/00m0$Build-3</meta:generator>
    <meta:document-statistic meta:table-count="0" meta:image-count="0" meta:object-count="0" meta:page-count="3" meta:paragraph-count="28" meta:word-count="1438" meta:character-count="8663" meta:non-whitespace-character-count="7249"/>
  </office:meta>
</office:document-meta>
</file>